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07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5.7508in"/>
    </style:style>
    <style:style style:name="co4" style:family="table-column">
      <style:table-column-properties fo:break-before="auto" style:column-width="1.5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vice_name</text:p>
          </table:table-cell>
          <table:table-cell office:value-type="string" calcext:value-type="string">
            <text:p>status_code</text:p>
          </table:table-cell>
          <table:table-cell office:value-type="string" calcext:value-type="string">
            <text:p>doc_url</text:p>
          </table:table-cell>
          <table:table-cell office:value-type="string" calcext:value-type="string">
            <text:p>process_time</text:p>
          </table:table-cell>
        </table:table-row>
        <table:table-row table:style-name="ro1">
          <table:table-cell office:value-type="string" calcext:value-type="string">
            <text:p>h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7bc3a174765325d0f083885f381157e730475c7_assembly_docs/</text:p>
          </table:table-cell>
          <table:table-cell office:value-type="float" office:value="0.0668183130001125" calcext:value-type="float">
            <text:p>0.0668183130001125</text:p>
          </table:table-cell>
        </table:table-row>
        <table:table-row table:style-name="ro1">
          <table:table-cell office:value-type="string" calcext:value-type="string">
            <text:p>hAP_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e1c0e94d1dd367c2502df15ab76dc397b1eec10_assembly_docs/</text:p>
          </table:table-cell>
          <table:table-cell office:value-type="float" office:value="0.00778890200126625" calcext:value-type="float">
            <text:p>0.00778890200126625</text:p>
          </table:table-cell>
        </table:table-row>
        <table:table-row table:style-name="ro1">
          <table:table-cell office:value-type="string" calcext:value-type="string">
            <text:p>hAP_ac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3c14f84306cc6ed3ca299194846b3e8132b12baa_assembly_docs/</text:p>
          </table:table-cell>
          <table:table-cell office:value-type="float" office:value="0.00809532600032981" calcext:value-type="float">
            <text:p>0.00809532600032981</text:p>
          </table:table-cell>
        </table:table-row>
        <table:table-row table:style-name="ro1">
          <table:table-cell office:value-type="string" calcext:value-type="string">
            <text:p>hAP_lit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8.9915845580017" calcext:value-type="float">
            <text:p>28.9915845580017</text:p>
          </table:table-cell>
        </table:table-row>
        <table:table-row table:style-name="ro1">
          <table:table-cell office:value-type="string" calcext:value-type="string">
            <text:p>RB951Ui-2Hn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491b64116b62733d5d67c2aebda23cadc011745_assembly_docs/</text:p>
          </table:table-cell>
          <table:table-cell office:value-type="float" office:value="0.0579920679992938" calcext:value-type="float">
            <text:p>0.0579920679992938</text:p>
          </table:table-cell>
        </table:table-row>
        <table:table-row table:style-name="ro1">
          <table:table-cell office:value-type="string" calcext:value-type="string">
            <text:p>UniFi_Expres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ea6f8ca5eb59219afd20d081771f0255ae2160d8_assembly_docs/</text:p>
          </table:table-cell>
          <table:table-cell office:value-type="float" office:value="0.0553964980008459" calcext:value-type="float">
            <text:p>0.0553964980008459</text:p>
          </table:table-cell>
        </table:table-row>
        <table:table-row table:style-name="ro1">
          <table:table-cell office:value-type="string" calcext:value-type="string">
            <text:p>Beryl_A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5d963d7ca50361d1777f91261b1502070ea20c54_assembly_docs/</text:p>
          </table:table-cell>
          <table:table-cell office:value-type="float" office:value="0.0531920760004141" calcext:value-type="float">
            <text:p>0.0531920760004141</text:p>
          </table:table-cell>
        </table:table-row>
        <table:table-row table:style-name="ro1">
          <table:table-cell office:value-type="string" calcext:value-type="string">
            <text:p>Bery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66d3f1297082912b66c67f08439c97349241d86c_assembly_docs/</text:p>
          </table:table-cell>
          <table:table-cell office:value-type="float" office:value="0.0103068049993453" calcext:value-type="float">
            <text:p>0.0103068049993453</text:p>
          </table:table-cell>
        </table:table-row>
        <table:table-row table:style-name="ro1">
          <table:table-cell office:value-type="string" calcext:value-type="string">
            <text:p>Slate_Pl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e6632ec5dcdd47f2bf3aa93d1b1bd9ac4428dd19_assembly_docs/</text:p>
          </table:table-cell>
          <table:table-cell office:value-type="float" office:value="0.0148327419992711" calcext:value-type="float">
            <text:p>0.0148327419992711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dac9f609623415cd494f9305bd5db5610b8771c_assembly_docs/</text:p>
          </table:table-cell>
          <table:table-cell office:value-type="float" office:value="0.0123000460007461" calcext:value-type="float">
            <text:p>0.0123000460007461</text:p>
          </table:table-cell>
        </table:table-row>
        <table:table-row table:style-name="ro1">
          <table:table-cell office:value-type="string" calcext:value-type="string">
            <text:p>Hex_Po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02cccefc40c9c65f297ab24f879a7495b23438a3_assembly_docs/</text:p>
          </table:table-cell>
          <table:table-cell office:value-type="float" office:value="0.0119608570003038" calcext:value-type="float">
            <text:p>0.0119608570003038</text:p>
          </table:table-cell>
        </table:table-row>
        <table:table-row table:style-name="ro1">
          <table:table-cell office:value-type="string" calcext:value-type="string">
            <text:p>hEX_PoE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a644334a5e0385f479bb17ff4acc489ef80c50a_assembly_docs/</text:p>
          </table:table-cell>
          <table:table-cell office:value-type="float" office:value="0.0067288810005266" calcext:value-type="float">
            <text:p>0.0067288810005266</text:p>
          </table:table-cell>
        </table:table-row>
        <table:table-row table:style-name="ro1">
          <table:table-cell office:value-type="string" calcext:value-type="string">
            <text:p>hEX_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0ead04d3104490c180156151de8499792410cb67_assembly_docs/</text:p>
          </table:table-cell>
          <table:table-cell office:value-type="float" office:value="0.00752271000055771" calcext:value-type="float">
            <text:p>0.00752271000055771</text:p>
          </table:table-cell>
        </table:table-row>
        <table:table-row table:style-name="ro1">
          <table:table-cell office:value-type="string" calcext:value-type="string">
            <text:p>LtAP_min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8f1e19f6fce0e52e6370047ed022d527e8d050e4_assembly_docs/</text:p>
          </table:table-cell>
          <table:table-cell office:value-type="float" office:value="0.00854338699900836" calcext:value-type="float">
            <text:p>0.00854338699900836</text:p>
          </table:table-cell>
        </table:table-row>
        <table:table-row table:style-name="ro1">
          <table:table-cell office:value-type="string" calcext:value-type="string">
            <text:p>LtAP_mini_LTE_k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1f15e3eb6afab62fc8447bca56612b1758064ac_assembly_docs/</text:p>
          </table:table-cell>
          <table:table-cell office:value-type="float" office:value="0.0138932570007455" calcext:value-type="float">
            <text:p>0.0138932570007455</text:p>
          </table:table-cell>
        </table:table-row>
        <table:table-row table:style-name="ro1">
          <table:table-cell office:value-type="string" calcext:value-type="string">
            <text:p>Gateway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d9d80c1cc413e253f1b390de493efd0ff2c896ec_assembly_docs/</text:p>
          </table:table-cell>
          <table:table-cell office:value-type="float" office:value="0.00799955100046645" calcext:value-type="float">
            <text:p>0.00799955100046645</text:p>
          </table:table-cell>
        </table:table-row>
        <table:table-row table:style-name="ro1">
          <table:table-cell office:value-type="string" calcext:value-type="string">
            <text:p>MINI_S12_Pr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7e2099fff747a493124fe53ee861d320026e1407_assembly_docs/</text:p>
          </table:table-cell>
          <table:table-cell office:value-type="float" office:value="0.0101977890008129" calcext:value-type="float">
            <text:p>0.0101977890008129</text:p>
          </table:table-cell>
        </table:table-row>
        <table:table-row table:style-name="ro1">
          <table:table-cell office:value-type="string" calcext:value-type="string">
            <text:p>SEi10_1035G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112d6655110553bb178f16eb01825a89909df84_assembly_docs/</text:p>
          </table:table-cell>
          <table:table-cell office:value-type="float" office:value="0.00726121499974397" calcext:value-type="float">
            <text:p>0.00726121499974397</text:p>
          </table:table-cell>
        </table:table-row>
        <table:table-row table:style-name="ro1">
          <table:table-cell office:value-type="string" calcext:value-type="string">
            <text:p>SEi12_i5-12450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5074263565c2908469f08db99632058a97161f8e_assembly_docs/</text:p>
          </table:table-cell>
          <table:table-cell office:value-type="float" office:value="0.0102959609994286" calcext:value-type="float">
            <text:p>0.0102959609994286</text:p>
          </table:table-cell>
        </table:table-row>
        <table:table-row table:style-name="ro1">
          <table:table-cell office:value-type="string" calcext:value-type="string">
            <text:p>SER5_MAX_5800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0597f92f04503582adaf0de5be4982117cf11630_assembly_docs/</text:p>
          </table:table-cell>
          <table:table-cell office:value-type="float" office:value="0.0136255270008405" calcext:value-type="float">
            <text:p>0.0136255270008405</text:p>
          </table:table-cell>
        </table:table-row>
        <table:table-row table:style-name="ro1">
          <table:table-cell office:value-type="string" calcext:value-type="string">
            <text:p>Gigabyte_Brix_GB-BEi5-1240_(rev._1.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a9dd8055349a225a8955a7365096bb768419f41e_assembly_docs/</text:p>
          </table:table-cell>
          <table:table-cell office:value-type="float" office:value="0.00960524200127111" calcext:value-type="float">
            <text:p>0.00960524200127111</text:p>
          </table:table-cell>
        </table:table-row>
        <table:table-row table:style-name="ro1">
          <table:table-cell office:value-type="string" calcext:value-type="string">
            <text:p>Gigabyte_Brix_GB-BRi5-10210(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18b7309050671d6d3bb07fa835e36a8bdb65d778_assembly_docs/</text:p>
          </table:table-cell>
          <table:table-cell office:value-type="float" office:value="0.0255467540009704" calcext:value-type="float">
            <text:p>0.0255467540009704</text:p>
          </table:table-cell>
        </table:table-row>
        <table:table-row table:style-name="ro1">
          <table:table-cell office:value-type="string" calcext:value-type="string">
            <text:p>Gigabyte_Brix_GB-BRi5H-10210(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d779261936700ac50b73f36f170107c46290872_assembly_docs/</text:p>
          </table:table-cell>
          <table:table-cell office:value-type="float" office:value="0.0082151389997307" calcext:value-type="float">
            <text:p>0.0082151389997307</text:p>
          </table:table-cell>
        </table:table-row>
        <table:table-row table:style-name="ro1">
          <table:table-cell office:value-type="string" calcext:value-type="string">
            <text:p>Gigabyte_Brix_GB-BRi5HS-13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5a2c6591715c4c8f37e5dc48b0bcb4272d7431ed_assembly_docs/</text:p>
          </table:table-cell>
          <table:table-cell office:value-type="float" office:value="0.00874030499835499" calcext:value-type="float">
            <text:p>0.00874030499835499</text:p>
          </table:table-cell>
        </table:table-row>
        <table:table-row table:style-name="ro1">
          <table:table-cell office:value-type="string" calcext:value-type="string">
            <text:p>NUC10FNK_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a41aa9fe1a281ef2a1f6f73f0675e736a2bf642_assembly_docs/</text:p>
          </table:table-cell>
          <table:table-cell office:value-type="float" office:value="0.00785984499998449" calcext:value-type="float">
            <text:p>0.00785984499998449</text:p>
          </table:table-cell>
        </table:table-row>
        <table:table-row table:style-name="ro1">
          <table:table-cell office:value-type="string" calcext:value-type="string">
            <text:p>NUC10i5FN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b9c805a797a70ae1526d29474f8eb161bdb7a49b_assembly_docs/</text:p>
          </table:table-cell>
          <table:table-cell office:value-type="float" office:value="0.00819271900036256" calcext:value-type="float">
            <text:p>0.00819271900036256</text:p>
          </table:table-cell>
        </table:table-row>
        <table:table-row table:style-name="ro1">
          <table:table-cell office:value-type="string" calcext:value-type="string">
            <text:p>NUC8I5BE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dc16b48d350565dc2ac7cdf5f17f9d858a8a6fca_assembly_docs/</text:p>
          </table:table-cell>
          <table:table-cell office:value-type="float" office:value="0.00924017199940863" calcext:value-type="float">
            <text:p>0.00924017199940863</text:p>
          </table:table-cell>
        </table:table-row>
        <table:table-row table:style-name="ro1">
          <table:table-cell office:value-type="string" calcext:value-type="string">
            <text:p>NUC8i5BE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2e5970e1ffcbbfeb5698bd2aa824842be1d98c5_assembly_docs/</text:p>
          </table:table-cell>
          <table:table-cell office:value-type="float" office:value="0.0119216699986282" calcext:value-type="float">
            <text:p>0.0119216699986282</text:p>
          </table:table-cell>
        </table:table-row>
        <table:table-row table:style-name="ro1">
          <table:table-cell office:value-type="string" calcext:value-type="string">
            <text:p>Raspberry_Pi_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6b48a820ecce56b1cb61be3771cb6851aec887c2_assembly_docs/</text:p>
          </table:table-cell>
          <table:table-cell office:value-type="float" office:value="0.00953351099997235" calcext:value-type="float">
            <text:p>0.00953351099997235</text:p>
          </table:table-cell>
        </table:table-row>
        <table:table-row table:style-name="ro1">
          <table:table-cell office:value-type="string" calcext:value-type="string">
            <text:p>Raspberry_Pi_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c96a87d6baee0bf0b03eacefed30aa91d457f777_assembly_docs/</text:p>
          </table:table-cell>
          <table:table-cell office:value-type="float" office:value="0.0132828280002286" calcext:value-type="float">
            <text:p>0.0132828280002286</text:p>
          </table:table-cell>
        </table:table-row>
        <table:table-row table:style-name="ro1">
          <table:table-cell office:value-type="string" calcext:value-type="string">
            <text:p>CRS106-1C-5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da49f82abfa65473cb94183d5a8c9374254b2a9_assembly_docs/</text:p>
          </table:table-cell>
          <table:table-cell office:value-type="float" office:value="0.00891539900112548" calcext:value-type="float">
            <text:p>0.00891539900112548</text:p>
          </table:table-cell>
        </table:table-row>
        <table:table-row table:style-name="ro1">
          <table:table-cell office:value-type="string" calcext:value-type="string">
            <text:p>CRS305-1G-4S+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6f5ea2d23bf579ddd5f2367746fa7a8ca8d198e6_assembly_docs/</text:p>
          </table:table-cell>
          <table:table-cell office:value-type="float" office:value="0.00744267700065393" calcext:value-type="float">
            <text:p>0.00744267700065393</text:p>
          </table:table-cell>
        </table:table-row>
        <table:table-row table:style-name="ro1">
          <table:table-cell office:value-type="string" calcext:value-type="string">
            <text:p>RB260G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b8ce81bda471d5a8f715bd0a33778be7c53e83c_assembly_docs/</text:p>
          </table:table-cell>
          <table:table-cell office:value-type="float" office:value="0.00753037400136236" calcext:value-type="float">
            <text:p>0.00753037400136236</text:p>
          </table:table-cell>
        </table:table-row>
        <table:table-row table:style-name="ro1">
          <table:table-cell office:value-type="string" calcext:value-type="string">
            <text:p>RB260GS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93fcbae3b71245a303e69abdd974e201368baa24_assembly_docs/</text:p>
          </table:table-cell>
          <table:table-cell office:value-type="float" office:value="0.00880668200079526" calcext:value-type="float">
            <text:p>0.00880668200079526</text:p>
          </table:table-cell>
        </table:table-row>
        <table:table-row table:style-name="ro1">
          <table:table-cell office:value-type="string" calcext:value-type="string">
            <text:p>Unifi_Flex_Min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ebb3e8678a9dc0fa3abccd99a3be571a93301a4b_assembly_docs/</text:p>
          </table:table-cell>
          <table:table-cell office:value-type="float" office:value="0.00916051899912418" calcext:value-type="float">
            <text:p>0.00916051899912418</text:p>
          </table:table-cell>
        </table:table-row>
        <table:table-row table:style-name="ro1">
          <table:table-cell office:value-type="string" calcext:value-type="string">
            <text:p>Unifi_Switch_Fle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0.0.0.0:8001/cache/4b6726f17ebb6fdc8004168606cb03fc9aeb8e08_assembly_docs/</text:p>
          </table:table-cell>
          <table:table-cell office:value-type="float" office:value="0.00848214700090466" calcext:value-type="float">
            <text:p>0.00848214700090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47" meta:object-count="0"/>
    <meta:generator>LibreOffice/24.2.7.2$Linux_X86_64 LibreOffice_project/420$Build-2</meta:generator>
  </office:meta>
</office:document-meta>
</file>